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Noto Serif SemiCondensed Light" svg:font-family="'Noto Serif SemiCondensed Light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style:font-name="Noto Serif SemiCondensed Light" fo:font-size="30pt" style:font-size-asian="30pt" style:font-size-complex="30pt"/>
    </style:style>
    <style:style style:name="P4" style:family="paragraph" style:parent-style-name="Standard">
      <style:text-properties style:font-name="Noto Serif SemiCondensed Light" fo:font-size="12pt" style:font-size-asian="10.5pt" style:font-size-complex="12pt"/>
    </style:style>
    <style:style style:name="P5" style:family="paragraph" style:parent-style-name="Horizontal_20_Line">
      <style:text-properties fo:font-size="13pt" style:font-size-asian="13pt" style:font-size-complex="13pt"/>
    </style:style>
    <style:style style:name="P6" style:family="paragraph" style:parent-style-name="Standard" style:master-page-name="">
      <style:paragraph-properties fo:margin-left="0cm" fo:margin-right="-0.9cm" fo:text-indent="0cm" style:auto-text-indent="false" style:page-number="auto" fo:background-color="transparent">
        <style:background-image/>
      </style:paragraph-properties>
      <style:text-properties fo:font-size="13pt" style:font-size-asian="13pt" style:font-size-complex="13pt"/>
    </style:style>
    <style:style style:name="P7" style:family="paragraph" style:parent-style-name="Standard">
      <style:paragraph-properties fo:margin-left="0cm" fo:margin-right="-0.9cm" fo:text-indent="0cm" style:auto-text-indent="false" fo:background-color="transparent">
        <style:background-image/>
      </style:paragraph-properties>
      <style:text-properties fo:font-size="13pt" style:font-size-asian="13pt" style:font-size-complex="13pt"/>
    </style:style>
    <style:style style:name="P8" style:family="paragraph" style:parent-style-name="Standard">
      <style:text-properties style:font-name="Liberation Serif1" style:font-name-asian="Liberation Serif1" style:font-name-complex="Liberation Serif1"/>
    </style:style>
    <style:style style:name="P9" style:family="paragraph" style:parent-style-name="Standard">
      <style:text-properties style:font-name="Noto Serif SemiCondensed Light" fo:font-size="12pt" style:font-name-asian="Liberation Serif1" style:font-size-asian="10.5pt" style:font-name-complex="Liberation Serif1" style:font-size-complex="12pt"/>
    </style:style>
    <style:style style:name="P10" style:family="paragraph">
      <style:paragraph-properties fo:text-align="center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-asian="Liberation Serif1" style:font-name-complex="Liberation Serif1"/>
    </style:style>
    <style:style style:name="T3" style:family="text">
      <style:text-properties fo:font-size="28pt" style:font-name-asian="Liberation Serif1" style:font-size-asian="28pt" style:font-name-complex="Liberation Serif1" style:font-size-complex="28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CTURA</text:p>
      <text:p text:style-name="P1"/>
      <text:p text:style-name="Standard">Endesa Inc.</text:p>
      <text:p text:style-name="Standard"/>
      <text:p text:style-name="Standard">Carrer Ses Moreres</text:p>
      <text:p text:style-name="Standard"/>
      <text:p text:style-name="Standard">07703, Islas Baleares, Mahon</text:p>
      <text:p text:style-name="Standard"/>
      <text:p text:style-name="Standard"/>
      <text:p text:style-name="Standard"/>
      <text:p text:style-name="P2">FACTURAR A:<text:tab/><text:tab/><text:tab/>ENVIAR A:<text:tab/><text:tab/><text:tab/>Nº: nº ES002 </text:p>
      <text:p text:style-name="P2"/>
      <text:p text:style-name="P2"/>
      <text:p text:style-name="P2">Sergi Martin Server<text:tab/><text:tab/><text:tab/>Eugenio Martin Muñoz<text:tab/>Fecha: 12/11/2022</text:p>
      <text:p text:style-name="P2"/>
      <text:p text:style-name="P2">Aved. A Menorca. 27<text:tab/><text:tab/>Aved. A Menorca. 27<text:tab/>N.º de pedido: 1918229813<text:tab/></text:p>
      <text:p text:style-name="P2"/>
      <text:p text:style-name="P6">07703, Menorca<text:tab/><text:tab/><text:tab/>07703, Menorca<text:tab/><text:tab/>Fecha de vencimiento: 22/01/2023</text:p>
      <text:p text:style-name="P7"/>
      <text:p text:style-name="P5"/>
      <text:p text:style-name="P7">CANT.<text:tab/>DESCRIPCIÓN<text:tab/><text:tab/>PRECIO UNITARIO<text:tab/><text:tab/>IMPORTE</text:p>
      <text:p text:style-name="P2"/>
      <text:p text:style-name="Standard">1<text:tab/><text:tab/>Material eléctrico<text:tab/><text:tab/>50<text:span text:style-name="T1">€<text:tab/><text:tab/><text:tab/><text:tab/><text:tab/>75€<text:tab/></text:span></text:p>
      <text:p text:style-name="P8"/>
      <text:p text:style-name="P8"/>
      <text:p text:style-name="P8"><text:tab/><text:tab/><text:tab/><text:tab/><text:tab/><text:tab/>Subtotal: <text:tab/><text:tab/><text:tab/><text:tab/>75€<text:tab/></text:p>
      <text:p text:style-name="P8"/>
      <text:p text:style-name="P8"><text:tab/><text:tab/><text:tab/><text:tab/><text:tab/><text:tab/>IVA: 21,0%<text:tab/><text:tab/><text:tab/><text:tab/>15,75€<text:tab/></text:p>
      <text:p text:style-name="P8"/>
      <text:p text:style-name="P8"><text:tab/><text:tab/><text:tab/><text:tab/><text:tab/><text:tab/><text:tab/></text:p>
      <text:p text:style-name="P8"><text:tab/><text:tab/><text:tab/><text:tab/><text:tab/><text:tab/>TOTAL: <text:tab/><text:tab/><text:tab/><text:tab/>90,75€<text:tab/></text:p>
      <text:p text:style-name="P8"/>
      <text:p text:style-name="P8"/>
      <text:p text:style-name="P3"><text:span text:style-name="T2"><text:tab/><text:tab/><text:tab/><text:tab/><text:tab/><text:tab/><text:tab/></text:span><text:span text:style-name="T3">FEDERICOGARCIA</text:span></text:p>
      <text:p text:style-name="P9"><draw:line text:anchor-type="paragraph" draw:z-index="0" draw:name="Línea vertical 1" draw:style-name="gr1" draw:text-style-name="P10" svg:x1="6.939cm" svg:y1="0.293cm" svg:x2="6.913cm" svg:y2="5.863cm"><text:p/></draw:line></text:p>
      <text:p text:style-name="P9"><text:tab/><text:tab/><text:tab/><text:tab/><text:tab/><text:tab/>Método de pago:</text:p>
      <text:p text:style-name="P9"/>
      <text:p text:style-name="P9"><text:tab/><text:tab/><text:tab/><text:tab/>Gracias <text:s/><text:tab/>Pago: Se realizara en un plazo de un mes.</text:p>
      <text:p text:style-name="P9"/>
      <text:p text:style-name="P9"><text:tab/><text:tab/><text:tab/><text:tab/><text:tab/><text:tab/>Banco: Santander</text:p>
      <text:p text:style-name="P9"/>
      <text:p text:style-name="P4"><text:span text:style-name="T2"><text:tab/><text:tab/><text:tab/><text:tab/><text:tab/><text:tab/></text:span><text:span text:style-name="T2">IBAN: ES46 5467 1872</text:span></text:p>
      <text:p text:style-name="P9"/>
      <text:p text:style-name="P9"><text:tab/><text:tab/><text:tab/><text:tab/><text:tab/><text:tab/>SWIFT/BIC: ABCDESMMI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Noto Serif SemiCondensed Light" svg:font-family="'Noto Serif SemiCondensed Light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04cm 0.002cm" fo:padding="0cm" fo:border-left="none" fo:border-right="none" fo:border-top="none" fo:border-bottom="0.008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1T09:38:42.864558183</meta:creation-date>
    <dc:date>2022-11-14T08:41:39.525849790</dc:date>
    <meta:editing-duration>PT4M3S</meta:editing-duration>
    <meta:editing-cycles>2</meta:editing-cycles>
    <meta:generator>OpenOffice/4.1.13$Win32 OpenOffice.org_project/4113m1$Build-9810</meta:generator>
    <meta:document-statistic meta:table-count="0" meta:image-count="0" meta:object-count="0" meta:page-count="1" meta:paragraph-count="20" meta:word-count="84" meta:character-count="628"/>
  </office:meta>
</office:document-meta>
</file>